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T_Query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1</text:p>
          </table:table-cell>
          <table:table-cell office:value-type="string">
            <text:p>Name2</text:p>
          </table:table-cell>
          <table:table-cell office:value-type="string">
            <text:p>Integer</text:p>
          </table:table-cell>
          <table:table-cell office:value-type="string">
            <text:p>Decimal</text:p>
          </table:table-cell>
          <table:table-cell office:value-type="string">
            <text:p>Bool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einz</text:p>
          </table:table-cell>
          <table:table-cell office:value-type="string">
            <text:p>Zeis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23">
            <text:p>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nz</text:p>
          </table:table-cell>
          <table:table-cell office:value-type="string">
            <text:p>Meis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utz</text:p>
          </table:table-cell>
          <table:table-cell office:value-type="string">
            <text:p>Leise</text:p>
          </table:table-cell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tz</text:p>
          </table:table-cell>
          <table:table-cell office:value-type="string">
            <text:p>Freitag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atz</text:p>
          </table:table-cell>
          <table:table-cell office:value-type="string">
            <text:p>Kai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lum</text:p>
          </table:table-cell>
          <table:table-cell office:value-type="string">
            <text:p>Feieraben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use</text:p>
          </table:table-cell>
          <table:table-cell office:value-type="string">
            <text:p>Arm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ork</text:p>
          </table:table-cell>
          <table:table-cell office:value-type="string">
            <text:p>Luft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na</text:p>
          </table:table-cell>
          <table:table-cell office:value-type="string">
            <text:p>Kasper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123">
            <text:p>1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rude</text:p>
          </table:table-cell>
          <table:table-cell office:value-type="string">
            <text:p>Tag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reddi</text:p>
          </table:table-cell>
          <table:table-cell office:value-type="string">
            <text:p>Oska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TT_Form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value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alue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lue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alue3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Import1" table:target-range-address="TT_Query1.A1:TT_Query1.H12">
          <table:database-source-sql table:database-name="Data source 1" table:sql-statement="SELECT * FROM &quot;TT_Query1&quot;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 fo:text-align-last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09.12.2004</text:date>, <text:time>13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Linux OpenOffice.org_project/680m65$Build-8848</meta:generator>
    <meta:initial-creator>Chris Lukasiak</meta:initial-creator>
    <meta:creation-date>2003-07-17T14:58:06</meta:creation-date>
    <dc:date>2004-08-12T12:10:16</dc:date>
    <dc:language>en-US</dc:language>
    <meta:editing-cycles>6</meta:editing-cycles>
    <meta:editing-duration>PT8M3S</meta:editing-duration>
    <meta:user-defined meta:name="Info 1"/>
    <meta:user-defined meta:name="Info 2"/>
    <meta:user-defined meta:name="Info 3"/>
    <meta:user-defined meta:name="Info 4"/>
    <meta:document-statistic meta:table-count="3" meta:cell-count="94"/>
  </office:meta>
</office:document-meta>
</file>